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Karla Dellwig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80da0a14-4627-414f-9f56-3f0cc033454c">
              <text:p text:style-name="P8">
    <text:span text:style-name="T9">Liste!! – </text:span>
    <text:span text:style-name="T13">Lista</text:span>
    <text:span text:style-name="T9">:</text:span>
    <text:span text:style-name="T11"> </text:span>
    <text:span text:style-name="T14">Juli 2021</text:span>
    <text:span text:style-name="T5"> -</text:span>
    <text:span text:style-name="T4"> </text:span>
    <text:span text:style-name="T6">Juli 2021</text:span>
  </text:p>
              <text:p text:style-name="P3">Kant<text:line-break/>Logistik und Experte<text:line-break/>Leitung von Workshops</text:p>
              <text:p text:style-name="P3"/>
            </text:section>
            <text:section text:style-name="Sect1" text:name="27118520-177e-4761-bbce-de3ddc46f5e8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 <text:line-break/>Beurteilung und Einstellung von Personal <text:line-break/>Genehmigung von Budgets für spezielle Bildungsprojekte</text:p>
              <text:p text:style-name="P3"/>
            </text:section>
            <text:section text:style-name="Sect1" text:name="d2d5c856-10c3-40b5-a220-50dc19a7e05b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 <text:line-break/>Erstellung und Einführung von neuen Lernstrategien für Erwachsene 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a65b5df9-ceed-44d6-9671-ae91dfba6181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10e2a7c0-309a-4f01-ac2e-55f353a8aa1b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bd9bf397-f109-47dd-a294-c6f646af8dad">
              <text:p text:style-name="P6"><text:span text:style-name="T17">Sprachen: </text:span>Deutsch, Französisch, Englisch, Russisch</text:p>
            </text:section>
            <text:section text:style-name="Sect2" text:name="8f316046-45a7-4844-a3d2-bd38bed29a4c">
              <text:p text:style-name="P6"><text:span text:style-name="T17">EDV: </text:span>Word, Excel, Photoshop, Linux, Outlook</text:p>
            </text:section>
            <text:section text:style-name="Sect2" text:name="b9d410be-b78d-46e1-a141-b45e720e8056">
              <text:p text:style-name="P6"><text:span text:style-name="T17">Erziehungswissen: </text:span>Sozilaisationund <text:line-break/> kantianir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Karla Dellwig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